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0F723DD248D.png" manifest:media-type="image/png"/>
  <manifest:file-entry manifest:full-path="Pictures/10000000000002380000010E6A629C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c0c23" style:font-weight-asian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9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1ec820"/>
    </style:style>
    <style:style style:name="P10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64976"/>
    </style:style>
    <style:style style:name="P11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2" style:family="paragraph" style:parent-style-name="Espaço_5f_capa">
      <style:text-properties fo:font-size="36pt" fo:background-color="#ff0000" style:font-size-asian="36pt"/>
    </style:style>
    <style:style style:name="P13" style:family="paragraph" style:parent-style-name="campo1">
      <style:paragraph-properties fo:text-align="center" style:justify-single-word="false"/>
    </style:style>
    <style:style style:name="P14" style:family="paragraph" style:parent-style-name="Texto_20_tabela">
      <style:paragraph-properties fo:text-align="center" style:justify-single-word="false" style:snap-to-layout-grid="false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1ec820" officeooo:paragraph-rsid="001ec820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209711" officeooo:paragraph-rsid="00209711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255c3b" officeooo:paragraph-rsid="00255c3b"/>
    </style:style>
    <style:style style:name="P19" style:family="paragraph" style:parent-style-name="Text_20_body">
      <style:paragraph-properties fo:text-align="justify" style:justify-single-word="false"/>
      <style:text-properties officeooo:paragraph-rsid="00197e34"/>
    </style:style>
    <style:style style:name="P20" style:family="paragraph" style:parent-style-name="Corpo_20_de_20_texto">
      <style:paragraph-properties fo:text-align="center" style:justify-single-word="false"/>
    </style:style>
    <style:style style:name="P21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22" style:family="paragraph" style:parent-style-name="LO-Normal3">
      <style:paragraph-properties fo:text-align="center" style:justify-single-word="false"/>
    </style:style>
    <style:style style:name="P23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ec820" style:font-weight-asian="normal" style:font-weight-complex="normal"/>
    </style:style>
    <style:style style:name="P24" style:family="paragraph" style:parent-style-name="Standard">
      <style:text-properties style:font-name="Arial1" fo:font-weight="normal" officeooo:rsid="001c0c23" officeooo:paragraph-rsid="00209711" style:font-weight-asian="normal" style:font-weight-complex="normal"/>
    </style:style>
    <style:style style:name="P25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23f3e5" officeooo:paragraph-rsid="00264976"/>
    </style:style>
    <style:style style:name="P26" style:family="paragraph" style:parent-style-name="Heading_20_1" style:list-style-name="">
      <style:paragraph-properties fo:margin-left="0cm" fo:margin-right="0cm" fo:text-indent="0cm" style:auto-text-indent="false"/>
    </style:style>
    <style:style style:name="P27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2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34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7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8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ec820" officeooo:paragraph-rsid="001ec820"/>
    </style:style>
    <style:style style:name="P40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09711" officeooo:paragraph-rsid="00209711" fo:hyphenate="false" fo:hyphenation-remain-char-count="2" fo:hyphenation-push-char-count="2"/>
    </style:style>
    <style:style style:name="P41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55c3b" officeooo:paragraph-rsid="00255c3b" fo:hyphenate="false" fo:hyphenation-remain-char-count="2" fo:hyphenation-push-char-count="2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officeooo:rsid="00209711" style:font-name-asian="Arial"/>
    </style:style>
    <style:style style:name="T4" style:family="text">
      <style:text-properties officeooo:rsid="00255c3b" style:font-name-asian="Arial"/>
    </style:style>
    <style:style style:name="T5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6" style:family="text">
      <style:text-properties fo:font-size="15pt" style:font-name-asian="Arial" style:font-size-asian="15pt" style:font-size-complex="15pt"/>
    </style:style>
    <style:style style:name="T7" style:family="text">
      <style:text-properties fo:font-size="15pt" officeooo:rsid="0016d7d2" style:font-name-asian="Arial" style:font-size-asian="15pt" style:font-size-complex="15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0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1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Ari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weight-complex="normal"/>
    </style:style>
    <style:style style:name="T15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6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color="#000000" style:font-name="arial" fo:font-size="10pt" fo:font-weight="normal" officeooo:rsid="00209711" style:font-size-asian="10pt" style:font-weight-asian="normal" style:font-name-complex="arial" style:font-size-complex="10pt" style:font-weight-complex="normal"/>
    </style:style>
    <style:style style:name="T18" style:family="text">
      <style:text-properties fo:color="#000000" style:font-name="arial" fo:font-size="10pt" fo:font-weight="normal" officeooo:rsid="00264976" style:font-size-asian="10pt" style:font-weight-asian="normal" style:font-name-complex="arial" style:font-size-complex="10pt" style:font-weight-complex="normal"/>
    </style:style>
    <style:style style:name="T19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0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3" style:family="text">
      <style:text-properties officeooo:rsid="0016d7d2"/>
    </style:style>
    <style:style style:name="T24" style:family="text">
      <style:text-properties officeooo:rsid="00209711"/>
    </style:style>
    <style:style style:name="T25" style:family="text">
      <style:text-properties officeooo:rsid="0023f3e5"/>
    </style:style>
    <style:style style:name="T26" style:family="text">
      <style:text-properties officeooo:rsid="0024640a"/>
    </style:style>
    <style:style style:name="T27" style:family="text">
      <style:text-properties officeooo:rsid="002649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2"/>
      <text:p text:style-name="P13"><text:span text:style-name="Fonte_20_parág._20_padrão"><text:span text:style-name="T5"><text:s text:c="3"/></text:span></text:span></text:p>
      <text:p text:style-name="P21">Documento de Especificação de Caso de Uso </text:p>
      <text:p text:style-name="P22"/>
      <text:p text:style-name="P20"><text:span text:style-name="Fonte_20_parág._20_padrão"><text:span text:style-name="T6">GP– Gestão </text:span></text:span><text:span text:style-name="Fonte_20_parág._20_padrão"><text:span text:style-name="T7">de Pessoas</text:span></text:span></text:p>
      <text:p text:style-name="P22"/>
      <text:p text:style-name="P22"><text:span text:style-name="Fonte_20_parág._20_padrão"><text:span text:style-name="T9">UC0</text:span></text:span><text:span text:style-name="Fonte_20_parág._20_padrão"><text:span text:style-name="T10">5</text:span></text:span><text:span text:style-name="Fonte_20_parág._20_padrão"><text:span text:style-name="T9"> – </text:span></text:span><text:span text:style-name="Fonte_20_parág._20_padrão"><text:span text:style-name="T19">Emitir Termo de Compromisso</text:span></text:span></text:p>
      <text:p text:style-name="P22"><text:span text:style-name="Fonte_20_parág._20_padrão"><text:span text:style-name="T9"/></text:span></text:p>
      <text:h text:style-name="P26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8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4"><text:span text:style-name="T23">12</text:span>/<text:span text:style-name="T23">11</text:span>/2014</text:p>
          </table:table-cell>
          <table:table-cell table:style-name="Tabela1.A1" office:value-type="string">
            <text:p text:style-name="P14">1.0</text:p>
          </table:table-cell>
          <table:table-cell table:style-name="Tabela1.A1" office:value-type="string">
            <text:p text:style-name="P15">Jefferson da Silva Barbosa</text:p>
          </table:table-cell>
          <table:table-cell table:style-name="Tabela1.D1" office:value-type="string">
            <text:p text:style-name="P38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6">19/08/2015</text:p>
          </table:table-cell>
          <table:table-cell table:style-name="Tabela1.A3" office:value-type="string">
            <text:p text:style-name="P16">1.1</text:p>
          </table:table-cell>
          <table:table-cell table:style-name="Tabela1.A3" office:value-type="string">
            <text:p text:style-name="P16">Rayson Santos de Lima</text:p>
          </table:table-cell>
          <table:table-cell table:style-name="Tabela1.D3" office:value-type="string">
            <text:p text:style-name="P39"><text:span text:style-name="T24">Atualização</text:span> do Template</text:p>
          </table:table-cell>
        </table:table-row>
        <table:table-row table:style-name="Tabela1.1">
          <table:table-cell table:style-name="Tabela1.A3" office:value-type="string">
            <text:p text:style-name="P17">25/09/2015</text:p>
          </table:table-cell>
          <table:table-cell table:style-name="Tabela1.A3" office:value-type="string">
            <text:p text:style-name="P17">1.2</text:p>
          </table:table-cell>
          <table:table-cell table:style-name="Tabela1.A3" office:value-type="string">
            <text:p text:style-name="P17">Rayson Santos de Lima</text:p>
          </table:table-cell>
          <table:table-cell table:style-name="Tabela1.D3" office:value-type="string">
            <text:p text:style-name="P40"><text:span text:style-name="T26">Atualização do </text:span>fluxo <text:span text:style-name="T26">principal</text:span></text:p>
          </table:table-cell>
        </table:table-row>
        <table:table-row table:style-name="Tabela1.1">
          <table:table-cell table:style-name="Tabela1.A3" office:value-type="string">
            <text:p text:style-name="P18">21/10/2015</text:p>
          </table:table-cell>
          <table:table-cell table:style-name="Tabela1.A3" office:value-type="string">
            <text:p text:style-name="P18">1.3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41">Revisão do documento</text:p>
          </table:table-cell>
        </table:table-row>
      </table:table>
      <text:section text:style-name="Sect1" text:name="Seção1">
        <text:p text:style-name="P3"/>
        <text:p text:style-name="P3"><text:bookmark-start text:name="_Ref439573339"/><text:bookmark-start text:name="_Ref418497390"/><text:span text:style-name="Fonte_20_parág._20_padrão"><text:span text:style-name="T11">Especificação de casos de uso</text:span></text:span></text:p>
        <text:list xml:id="list5170574535862477661" text:style-name="WW8Num2">
          <text:list-item>
            <text:h text:style-name="P27" text:outline-level="1">Emitir Termo de Compromisso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29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11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os os termos de compromisso dos </text:span></text:span><text:span text:style-name="Fonte_20_parág._20_padrão"><text:span text:style-name="T4">estagiários</text:span></text:span><text:span text:style-name="Fonte_20_parág._20_padrão"><text:span text:style-name="T2"> cadastrados no sistema</text:span></text:span><text:span text:style-name="Fonte_20_parág._20_padrão"><text:span text:style-name="T1">.</text:span></text:span></text:p>
        <text:list xml:id="list83348099642929" text:continue-numbering="true" text:style-name="WW8Num2">
          <text:list-item>
            <text:list>
              <text:list-item>
                <text:h text:style-name="P31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2">Atores</text:span><text:span text:style-name="Fonte_20_parág._20_padrão"><text:span text:style-name="T13"> </text:span></text:span><text:span text:style-name="T12">Envolvidos</text:span></text:h>
              </text:list-item>
            </text:list>
          </text:list-item>
        </text:list>
        <text:p text:style-name="P6"><text:bookmark-start text:name="_Ref88992566"/>O<text:span text:style-name="Fonte_20_parág._20_padrão"><text:span text:style-name="T1"> </text:span></text:span>ator<text:span text:style-name="Fonte_20_parág._20_padrão"><text:span text:style-name="T1"> </text:span></text:span>envolvido<text:span text:style-name="Fonte_20_parág._20_padrão"><text:span text:style-name="T1"> </text:span></text:span><text:span text:style-name="Fonte_20_parág._20_padrão"><text:span text:style-name="T3">é o:</text:span></text:span><text:span text:style-name="Fonte_20_parág._20_padrão"><text:span text:style-name="T1"> </text:span></text:span><text:span text:style-name="Fonte_20_parág._20_padrão"><text:span text:style-name="T2">Coordenador</text:span></text:span><text:span text:style-name="Fonte_20_parág._20_padrão"><text:span text:style-name="T1">.</text:span></text:span></text:p>
        <text:list xml:id="list83349327334213" text:continue-numbering="true" text:style-name="WW8Num2">
          <text:list-item>
            <text:list>
              <text:list-item>
                <text:h text:style-name="P31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2">Fluxo</text:span><text:span text:style-name="Fonte_20_parág._20_padrão"><text:span text:style-name="T13"> </text:span></text:span><text:span text:style-name="T12">Básico Específico</text:span><text:span text:style-name="Fonte_20_parág._20_padrão"><text:span text:style-name="T13"> Visualizar Projetos </text:span></text:span><text:span text:style-name="T12">(</text:span><text:span text:style-name="Fonte_20_parág._20_padrão"><text:span text:style-name="T14">Happy</text:span></text:span><text:span text:style-name="Fonte_20_parág._20_padrão"><text:span text:style-name="T15"> </text:span></text:span><text:span text:style-name="Fonte_20_parág._20_padrão"><text:span text:style-name="T14">Day</text:span></text:span><text:span text:style-name="T12">)</text:span><text:bookmark-end text:name="_Ref162424072"/><text:span text:style-name="T12"> </text:span></text:h>
              </text:list-item>
            </text:list>
          </text:list-item>
        </text:list>
        <text:p text:style-name="P7"/>
        <text:p text:style-name="P9"><text:span text:style-name="T25">1</text:span>. <text:span text:style-name="T24">Coordenador </text:span>seleciona <text:span text:style-name="T24">a turma;</text:span></text:p>
        <text:p text:style-name="P9"><text:span text:style-name="T25">2</text:span>. Sistema lista todos os estagiários <text:span text:style-name="T24">da turma;</text:span></text:p>
        <text:p text:style-name="P9"><text:span text:style-name="T25">3</text:span>. <text:span text:style-name="T24">Coordenador </text:span>seleciona a opção <text:s/><text:span text:style-name="T24">Emitir </text:span>Termo de Compromisso;</text:p>
        <text:p text:style-name="P9"><text:span text:style-name="T25">4</text:span>. <text:span text:style-name="T24">Sistema gera o termo de compromisso de todos os estagiários da turma;</text:span></text:p>
        <text:p text:style-name="P23"/>
        <text:list xml:id="list83349709326418" text:continue-numbering="true" text:style-name="WW8Num2">
          <text:list-item>
            <text:list>
              <text:list-item>
                <text:h text:style-name="P33" text:outline-level="2"><text:bookmark-end text:name="_Ref88992566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12">Fluxos</text:span><text:span text:style-name="Fonte_20_parág._20_padrão"><text:span text:style-name="T13"> </text:span></text:span><text:span text:style-name="T12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10"><text:span text:style-name="T25">1</text:span>. <text:span text:style-name="T24">Coordenador </text:span>seleciona <text:span text:style-name="T24">a turma</text:span></text:p>
        <text:p text:style-name="P10"><text:soft-page-break/></text:p>
        <text:p text:style-name="P10"/>
        <text:p text:style-name="P10"/>
        <text:p text:style-name="P10"><text:span text:style-name="T25">2</text:span>. <text:span text:style-name="Fonte_20_parág._20_padrão"><text:span text:style-name="T17">Sistema verificar que não </text:span></text:span><text:span text:style-name="Fonte_20_parág._20_padrão"><text:span text:style-name="T18">estagiários</text:span></text:span><text:span text:style-name="Fonte_20_parág._20_padrão"><text:span text:style-name="T17"> na turma;</text:span></text:span></text:p>
        <text:p text:style-name="P25">3. Sistema não disponibiliza a opção Emitir Termo de Compromisso;</text:p>
        <text:p text:style-name="P8"/>
        <text:list xml:id="list83348091130314" text:continue-numbering="true" text:style-name="WW8Num2">
          <text:list-item>
            <text:list>
              <text:list-item>
                <text:h text:style-name="P32" text:outline-level="2"><text:span text:style-name="Fonte_20_parág._20_padrão"><text:span text:style-name="T16">Fluxos de Exceção</text:span></text:span></text:h>
              </text:list-item>
            </text:list>
          </text:list-item>
        </text:list>
        <text:p text:style-name="P24">Não se aplica</text:p>
        <text:list xml:id="list83349075087338" text:continue-numbering="true" text:style-name="WW8Num2">
          <text:list-item>
            <text:list>
              <text:list-item>
                <text:h text:style-name="P29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19"><text:bookmark-start text:name="__RefHeading__7718_1906137012"/><text:span text:style-name="T20">Usuário</text:span><text:span text:style-name="Fonte_20_parág._20_padrão"><text:span text:style-name="T21"> </text:span></text:span><text:span text:style-name="T20">Autenticado</text:span><text:span text:style-name="Fonte_20_parág._20_padrão"><text:span text:style-name="T21"> </text:span></text:span><text:bookmark-end text:name="__RefHeading__7718_1906137012"/></text:p>
        <text:p text:style-name="P5"><text:bookmark-start text:name="__RefHeading__7720_1906137012"/><text:span text:style-name="Fonte_20_parág._20_padrão"><text:span text:style-name="T22">Para que o caso de uso seja iniciado é necessário que o usuário esteja autenticado no sistema e possua permissão de acesso a esta funcionalidade.</text:span></text:span><text:bookmark-end text:name="__RefHeading__7720_1906137012"/></text:p>
        <text:list xml:id="list83349384907700" text:continue-numbering="true" text:style-name="WW8Num2">
          <text:list-item>
            <text:list>
              <text:list-item>
                <text:h text:style-name="P30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4"><text:span text:style-name="T27">Emissão</text:span> de todos os termos de compromisso dos estagiários cadastrados.</text:p>
        <text:list xml:id="list83349065783221" text:continue-numbering="true" text:style-name="WW8Num2">
          <text:list-item>
            <text:h text:style-name="P28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5"><text:span text:style-name="T12">Não</text:span><text:span text:style-name="Fonte_20_parág._20_padrão"><text:span text:style-name="T13"> </text:span></text:span><text:span text:style-name="T12">se</text:span><text:span text:style-name="Fonte_20_parág._20_padrão"><text:span text:style-name="T13"> </text:span></text:span><text:span text:style-name="T12">aplica</text:span></text:p>
        <text:list xml:id="list83349551287615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2">Pontos</text:span><text:span text:style-name="Fonte_20_parág._20_padrão"><text:span text:style-name="T13"> </text:span></text:span><text:span text:style-name="T12">de</text:span><text:span text:style-name="Fonte_20_parág._20_padrão"><text:span text:style-name="T13"> </text:span></text:span><text:span text:style-name="T12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5"><text:span text:style-name="T12">Não</text:span><text:span text:style-name="Fonte_20_parág._20_padrão"><text:span text:style-name="T13"> </text:span></text:span><text:span text:style-name="T12">se</text:span><text:span text:style-name="Fonte_20_parág._20_padrão"><text:span text:style-name="T13"> </text:span></text:span><text:span text:style-name="T12">aplica</text:span></text:p>
        <text:list xml:id="list83349078195287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2">Pontos</text:span><text:span text:style-name="Fonte_20_parág._20_padrão"><text:span text:style-name="T13"> </text:span></text:span><text:span text:style-name="T12">de</text:span><text:span text:style-name="Fonte_20_parág._20_padrão"><text:span text:style-name="T13"> </text:span></text:span><text:span text:style-name="T12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6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439cm" svg:y="-0.794cm" svg:width="5.532cm" svg:height="2.859cm" draw:z-index="1"><draw:image xlink:href="Pictures/10000000000002380000010E6A629CD0.png" xlink:type="simple" xlink:show="embed" xlink:actuate="onLoad"/></draw:frame><draw:frame draw:style-name="Mfr1" draw:name="Figura1" text:anchor-type="paragraph" svg:x="12.716cm" svg:y="-0.159cm" svg:width="2.789cm" svg:height="2.092cm" draw:z-index="3"><draw:image xlink:href="Pictures/100000000000014D000000F723DD248D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09T08:33:47.987765483</dc:date>
    <meta:print-date>2007-05-07T23:41:00</meta:print-date>
    <meta:editing-cycles>36</meta:editing-cycles>
    <meta:editing-duration>PT2H3M24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242" meta:character-count="1493" meta:non-whitespace-character-count="130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